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6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357cm"/>
      <style:paragraph-properties style:writing-mode="lr-tb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3.94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1cm" fo:min-width="3.29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7cm" fo:min-width="3.094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74cm" svg:height="1.905cm" svg:x="10.842cm" svg:y="2.905cm">
          <text:p text:style-name="P1">Motor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857cm" svg:height="1.905cm" svg:x="2.27cm" svg:y="2.905cm">
          <text:p text:style-name="P1">Battery</text:p>
          <text:p text:style-name="P1">(24v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127cm" svg:y1="3.857cm" svg:x2="10.842cm" svg:y2="3.857cm" draw:start-shape="id1" draw:start-glue-point="1" draw:end-shape="id2" draw:end-glue-point="3" svg:d="M5127 3857h5715" svg:viewBox="0 0 5716 1">
          <text:p/>
        </draw:connector>
        <draw:custom-shape draw:style-name="gr2" draw:text-style-name="P1" xml:id="id3" draw:id="id3" draw:layer="layout" svg:width="2.857cm" svg:height="1.905cm" svg:x="18.78cm" svg:y="2.905cm">
          <text:p text:style-name="P1">Motor</text:p>
          <text:p text:style-name="P1">900W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016cm" svg:y1="3.857cm" svg:x2="18.78cm" svg:y2="3.857cm" draw:start-shape="id2" draw:start-glue-point="1" draw:end-shape="id3" draw:end-glue-point="3" svg:d="M14016 3857h4764" svg:viewBox="0 0 4765 1">
          <text:p/>
        </draw:connector>
        <draw:custom-shape draw:style-name="gr4" draw:text-style-name="P1" xml:id="id4" draw:id="id4" draw:layer="layout" svg:width="4.444cm" svg:height="2.857cm" svg:x="8.937cm" svg:y="9.255cm">
          <text:p text:style-name="P1">Arduino<text:line-break/>Nano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1.159cm" svg:y1="9.255cm" svg:x2="12.429cm" svg:y2="4.81cm" draw:start-shape="id4" draw:start-glue-point="0" draw:end-shape="id2" draw:end-glue-point="2" svg:d="M11159 9255v-2223h1270v-2222" svg:viewBox="0 0 1271 4446">
          <text:p/>
        </draw:connector>
        <draw:connector draw:style-name="gr5" draw:text-style-name="P2" draw:layer="layout" svg:x1="20.208cm" svg:y1="4.81cm" svg:x2="18.462cm" svg:y2="7.032cm" draw:start-shape="id3" draw:start-glue-point="2" draw:end-shape="id5" draw:end-glue-point="0" svg:d="M20208 4810v1110h-1746v1112" svg:viewBox="0 0 1747 2223">
          <text:p/>
        </draw:connector>
        <draw:connector draw:style-name="gr5" draw:text-style-name="P2" draw:layer="layout" svg:x1="16.557cm" svg:y1="8.143cm" svg:x2="13.381cm" svg:y2="10.683cm" draw:start-shape="id5" draw:start-glue-point="3" draw:end-shape="id4" draw:end-glue-point="1" svg:d="M16557 8143h-1588v2540h-1588" svg:viewBox="0 0 3177 2541">
          <text:p/>
        </draw:connector>
        <draw:custom-shape draw:style-name="gr6" draw:text-style-name="P3" xml:id="id6" draw:id="id6" draw:layer="layout" svg:width="6.032cm" svg:height="1.905cm" svg:x="1.635cm" svg:y="12.43cm">
          <text:p text:style-name="P3"><text:span text:style-name="T1">16x4 LCD</text:span></text:p>
          <text:p text:style-name="P3"><text:span text:style-name="T1">Displa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8.937cm" svg:y1="10.683cm" svg:x2="5.405cm" svg:y2="12.43cm" draw:start-shape="id4" draw:start-glue-point="3" draw:end-shape="id6" draw:end-glue-point="4" svg:d="M8937 10683h-3532v1747" svg:viewBox="0 0 3533 1748">
          <text:p/>
        </draw:connector>
        <draw:custom-shape draw:style-name="gr7" draw:text-style-name="P3" xml:id="id5" draw:id="id5" draw:layer="layout" svg:width="3.81cm" svg:height="2.223cm" svg:x="16.557cm" svg:y="7.032cm">
          <text:p text:style-name="P1"><text:span text:style-name="T1">Speed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3.81cm" svg:height="2.223cm" svg:x="2.587cm" svg:y="6.715cm">
          <text:p text:style-name="P1"><text:span text:style-name="T1">Temperature Sen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3.698cm" svg:y1="4.81cm" svg:x2="4.492cm" svg:y2="6.715cm" draw:start-shape="id1" draw:start-glue-point="2" draw:end-shape="id7" draw:end-glue-point="0" svg:d="M3698 4810v952h794v953" svg:viewBox="0 0 795 1906">
          <text:p/>
        </draw:connector>
        <draw:connector draw:style-name="gr5" draw:text-style-name="P2" draw:layer="layout" svg:x1="6.397cm" svg:y1="7.826cm" svg:x2="8.791cm" svg:y2="9.958cm" draw:start-shape="id7" draw:start-glue-point="1" svg:d="M6397 7826h1448v2132h946" svg:viewBox="0 0 2395 2133">
          <text:p/>
        </draw:connector>
        <draw:custom-shape draw:style-name="gr4" draw:text-style-name="P1" xml:id="id8" draw:id="id8" draw:layer="layout" svg:width="4.444cm" svg:height="2.857cm" svg:x="8.938cm" svg:y="14.335cm">
          <text:p text:style-name="P1">ESP32</text:p>
          <text:p text:style-name="P1">(WiFi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159cm" svg:y1="12.112cm" svg:x2="11.16cm" svg:y2="14.335cm" draw:start-shape="id4" draw:start-glue-point="2" draw:end-shape="id8" draw:end-glue-point="0" svg:d="M11159 12112v1111h1v1112" svg:viewBox="0 0 2 2224">
          <text:p/>
        </draw:connector>
        <draw:custom-shape draw:style-name="gr7" draw:text-style-name="P3" xml:id="id9" draw:id="id9" draw:layer="layout" svg:width="3.81cm" svg:height="2.223cm" svg:x="21.32cm" svg:y="7.032cm">
          <text:p text:style-name="P1"><text:span text:style-name="T1">Accel</text:span></text:p>
          <text:p text:style-name="P1"><text:span text:style-name="T1">Pedal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s" svg:x1="23.225cm" svg:y1="9.255cm" svg:x2="15.291cm" svg:y2="10.667cm" draw:start-shape="id9" draw:start-glue-point="2" svg:d="M23225 9255v501l-7934 911" svg:viewBox="0 0 7935 1413">
          <text:p/>
        </draw:connector>
        <draw:custom-shape draw:style-name="gr7" draw:text-style-name="P3" xml:id="id10" draw:id="id10" draw:layer="layout" svg:width="3.81cm" svg:height="2.223cm" svg:x="19.732cm" svg:y="11.16cm">
          <text:p text:style-name="P1"><text:span text:style-name="T1">Brake</text:span></text:p>
          <text:p text:style-name="P1"><text:span text:style-name="T1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s" svg:x1="19.732cm" svg:y1="12.271cm" svg:x2="13.604cm" svg:y2="11.438cm" draw:start-shape="id10" draw:start-glue-point="3" svg:d="M19732 12271h-501l-5627-833" svg:viewBox="0 0 6129 834">
          <text:p/>
        </draw:connector>
        <draw:custom-shape draw:style-name="gr7" draw:text-style-name="P3" xml:id="id11" draw:id="id11" draw:layer="layout" svg:width="3.81cm" svg:height="2.223cm" svg:x="19.732cm" svg:y="14.335cm">
          <text:p text:style-name="P1"><text:span text:style-name="T1">Reverse</text:span></text:p>
          <text:p text:style-name="P1"><text:span text:style-name="T1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s" svg:x1="19.732cm" svg:y1="15.446cm" svg:x2="13.583cm" svg:y2="11.979cm" draw:start-shape="id11" draw:start-glue-point="3" svg:d="M19732 15446h-501l-5648-3467" svg:viewBox="0 0 6150 3468">
          <text:p/>
        </draw:connector>
        <draw:custom-shape draw:style-name="gr7" draw:text-style-name="P3" xml:id="id12" draw:id="id12" draw:layer="layout" svg:width="3.81cm" svg:height="2.223cm" svg:x="19.732cm" svg:y="17.192cm">
          <text:p text:style-name="P1"><text:span text:style-name="T1">Turbo</text:span></text:p>
          <text:p text:style-name="P1"><text:span text:style-name="T1">Switch (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s" svg:x1="19.732cm" svg:y1="18.303cm" svg:x2="13.125cm" svg:y2="12.479cm" draw:start-shape="id12" draw:start-glue-point="3" svg:d="M19732 18303h-501l-6106-5824" svg:viewBox="0 0 6608 5825">
          <text:p/>
        </draw:connector>
        <draw:frame draw:style-name="gr8" draw:text-style-name="P4" draw:layer="layout" svg:width="14.923cm" svg:height="1.27cm" svg:x="6.714cm" svg:y="1cm">
          <draw:text-box>
            <text:p>Electric Vehicle Block Diagram (v4.0) - 12/17/202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dec78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838cm" draw:marker-end="Rounded_20_short_20_Arrow" draw:marker-end-width="0.838cm" draw:fill="none" draw:shadow-offset-x="0.203cm" draw:shadow-offset-y="0.203cm"/>
      <style:text-properties style:font-weight-asian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ne Ruebsamen</meta:initial-creator>
    <meta:creation-date>2022-12-17T09:25:58.253120127</meta:creation-date>
    <dc:date>2022-12-17T09:59:06.855587590</dc:date>
    <dc:creator>Gene Ruebsamen</dc:creator>
    <meta:editing-duration>PT1M52S</meta:editing-duration>
    <meta:editing-cycles>1</meta:editing-cycles>
    <meta:document-statistic meta:object-count="26"/>
    <meta:generator>LibreOffice/7.4.3.2$Linux_X86_64 LibreOffice_project/40$Build-2</meta:generator>
  </office:meta>
</office:document-meta>
</file>